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d281e" draw:fill-color="#ffd8ce" draw:textarea-horizontal-align="justify" draw:textarea-vertical-align="middle" draw:auto-grow-height="false" fo:min-height="2.163cm" fo:min-width="5.937cm"/>
    </style:style>
    <style:style style:name="gr2" style:family="graphic" style:parent-style-name="standard">
      <style:graphic-properties svg:stroke-color="#8d281e" draw:fill-color="#ffd8ce" draw:textarea-horizontal-align="justify" draw:textarea-vertical-align="middle" draw:auto-grow-height="false" fo:min-height="2.29cm" fo:min-width="5.85cm"/>
    </style:style>
    <style:style style:name="gr3" style:family="graphic" style:parent-style-name="standard">
      <style:graphic-properties svg:stroke-color="#8d281e" draw:fill-color="#ffd8ce" draw:textarea-horizontal-align="justify" draw:textarea-vertical-align="middle" draw:auto-grow-height="false" fo:min-height="1.401cm" fo:min-width="3.945cm"/>
    </style:style>
    <style:style style:name="gr4" style:family="graphic" style:parent-style-name="standard">
      <style:graphic-properties svg:stroke-color="#8d281e" draw:fill-color="#ffd8ce" draw:textarea-horizontal-align="justify" draw:textarea-vertical-align="middle" draw:auto-grow-height="false" fo:min-height="0.893cm" fo:min-width="6.739cm"/>
    </style:style>
    <style:style style:name="gr5" style:family="graphic" style:parent-style-name="standard">
      <style:graphic-properties svg:stroke-color="#8d281e" draw:fill-color="#ffd8ce" draw:textarea-horizontal-align="justify" draw:textarea-vertical-align="middle" draw:auto-grow-height="false" fo:min-height="1.401cm" fo:min-width="6.739cm"/>
    </style:style>
    <style:style style:name="P1" style:family="paragraph">
      <style:paragraph-properties fo:text-align="center"/>
    </style:style>
    <style:style style:name="P2" style:family="paragraph">
      <loext:graphic-properties draw:fill-color="#ffd8c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37cm" svg:height="2.413cm" svg:x="7.096cm" svg:y="1.635cm">
          <text:p text:style-name="P1"><text:span text:style-name="T1">Front-End Analysis</text:span><text:span text:style-name="T2"><text:line-break/></text:span><text:span text:style-name="T2">(Does the human</text:span><text:span text:style-name="T2"><text:line-break/></text:span><text:span text:style-name="T2">performance problem</text:span></text:p>
          <text:p text:style-name="P1"><text:span text:style-name="T2">need training at all?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2.54cm" svg:x="7.096cm" svg:y="4.683cm">
          <text:p text:style-name="P1"><text:span text:style-name="T1">Project Plan</text:span><text:line-break/><text:span text:style-name="T2">(Is there a “business case:</text:span><text:span text:style-name="T2"><text:line-break/></text:span><text:span text:style-name="T2">trainers, content developers,</text:span></text:p>
          <text:p text:style-name="P1"><text:span text:style-name="T2">tech.support and money?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1.651cm" svg:x="3.151cm" svg:y="8.123cm">
          <text:p text:style-name="P1">Learner </text:p>
          <text:p text:style-name="P1">Analysi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1.651cm" svg:x="8.139cm" svg:y="8.123cm">
          <text:p text:style-name="P1">Context</text:p>
          <text:p text:style-name="P1">Analysi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1.651cm" svg:x="13.139cm" svg:y="8.123cm">
          <text:p text:style-name="P1">Context</text:p>
          <text:p text:style-name="P1">Analysi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239cm" svg:height="1.143cm" svg:x="6.969cm" svg:y="14.374cm">
          <text:p text:style-name="P1">Performance Objective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239cm" svg:height="1.651cm" svg:x="6.842cm" svg:y="17.755cm">
          <text:p text:style-name="P1"><text:span text:style-name="T1">Design Document</text:span></text:p>
          <text:p text:style-name="P1">(List of slides/activities)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239cm" svg:height="1.651cm" svg:x="6.842cm" svg:y="19.755cm">
          <text:p text:style-name="P1"><text:span text:style-name="T1">Production Prototype </text:span></text:p>
          <text:p text:style-name="P1">(Draft PowerPoint etc.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8T19:55:27.933000000</meta:creation-date>
    <dc:date>2020-01-28T21:06:42.717000000</dc:date>
    <meta:editing-duration>PT9M52S</meta:editing-duration>
    <meta:editing-cycles>1</meta:editing-cycles>
    <meta:document-statistic meta:object-count="8"/>
    <meta:generator>LibreOffice/6.3.2.2$Windows_X86_64 LibreOffice_project/98b30e735bda24bc04ab42594c85f7fd8be07b9c</meta:generator>
  </office:meta>
</office:document-meta>
</file>